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proxima-nova, 'Helvetica Neue', Arial, sans-serif"/>
    <style:font-face style:name="Lohit Devanagari1" svg:font-family="'Lohit Devanagari'"/>
    <style:font-face style:name="Roboto Slab" svg:font-family="'Roboto Slab', ff-tisa-web-pro, Georgia, Arial, sans-serif"/>
    <style:font-face style:name="SFMono-Regular" svg:font-family="SFMono-Regular, Consolas, 'Liberation Mono', Menlo, monospace"/>
    <style:font-face style:name="SFMono-Regular1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404040" style:font-name="SFMono-Regular1" fo:font-size="9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404040" style:font-name="SFMono-Regular1" fo:font-size="9pt" fo:letter-spacing="normal" fo:font-style="normal" fo:font-weight="normal" style:font-weight-asian="normal" style:font-weight-complex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fb1df" officeooo:paragraph-rsid="000fb1df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1" fo:font-size="9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11384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fb1df" officeooo:paragraph-rsid="000fb1d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paragraph-rsid="001b392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b3927" officeooo:paragraph-rsid="001b392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40404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1" style:family="text">
      <style:text-properties fo:color="#007020"/>
    </style:style>
    <style:style style:name="T2" style:family="text">
      <style:text-properties fo:color="#408090" fo:font-style="italic"/>
    </style:style>
    <style:style style:name="T3" style:family="text">
      <style:text-properties officeooo:rsid="000fb1df"/>
    </style:style>
    <style:style style:name="T4" style:family="text">
      <style:text-properties fo:color="#666666"/>
    </style:style>
    <style:style style:name="T5" style:family="text">
      <style:text-properties fo:color="#208050"/>
    </style:style>
    <style:style style:name="T6" style:family="text">
      <style:text-properties fo:color="#208050" officeooo:rsid="001268a9"/>
    </style:style>
    <style:style style:name="T7" style:family="text">
      <style:text-properties officeooo:rsid="00113847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113847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1c122a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1dc727" style:font-size-asian="10pt" style:font-weight-asian="normal" style:font-size-complex="10pt" style:font-weight-complex="normal"/>
    </style:style>
    <style:style style:name="T12" style:family="text">
      <style:text-properties officeooo:rsid="001268a9"/>
    </style:style>
    <style:style style:name="T13" style:family="text">
      <style:text-properties officeooo:rsid="001b3927"/>
    </style:style>
    <style:style style:name="T14" style:family="text">
      <style:text-properties officeooo:rsid="001c122a"/>
    </style:style>
    <style:style style:name="T15" style:family="text">
      <style:text-properties officeooo:rsid="001dc7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Настройка Django и вашего веб-сервера с помощью uWSGI и nginx</text:p>
      <text:p text:style-name="P7"/>
      <text:p text:style-name="P7"/>
      <text:p text:style-name="P4">Создайте вирту<text:span text:style-name="T7">а</text:span>льное окружение и активируйте его:</text:p>
      <text:p text:style-name="P3">virtualenv uwsgi-tutorial</text:p>
      <text:p text:style-name="P5"><text:span text:style-name="T1">cd</text:span> uwsgi-tutorial</text:p>
      <text:p text:style-name="P5"><text:span text:style-name="T1">source</text:span> bin/activate</text:p>
      <text:p text:style-name="P8"/>
      <text:p text:style-name="P10">Установите Django:</text:p>
      <text:p text:style-name="P3">pip install Django</text:p>
      <text:p text:style-name="P5">django-admin.py startproject mysite</text:p>
      <text:p text:style-name="P5"><text:span text:style-name="T1">cd</text:span> mysite</text:p>
      <text:p text:style-name="P8"/>
      <text:p text:style-name="P8">Установите uWSGI в свой виртуальный сервер:</text:p>
      <text:p text:style-name="P3">pip install uwsgi</text:p>
      <text:p text:style-name="P8"/>
      <text:p text:style-name="P8">Установит<text:span text:style-name="T3">е</text:span> nginx:</text:p>
      <text:p text:style-name="P3">sudo apt-get install nginx</text:p>
      <text:p text:style-name="P5">sudo /etc/init.d/nginx start <text:s text:c="3"/><text:span text:style-name="T2"># start nginx</text:span></text:p>
      <text:p text:style-name="P8"/>
      <text:p text:style-name="P18">Настройте nginx</text:p>
      <text:p text:style-name="P8"/>
      <text:p text:style-name="P9">Вам понадобится uwsgi_params файл, который доступен в nginx каталоге дистрибутива uWSGI или по адресу:</text:p>
      <text:p text:style-name="P9"><text:a xlink:type="simple" xlink:href="https://github.com/nginx/nginx/blob/master/conf/uwsgi_params" text:style-name="Internet_20_link" text:visited-style-name="Visited_20_Internet_20_Link">https://github.com/nginx/nginx/blob/master/conf/uwsgi_params</text:a></text:p>
      <text:p text:style-name="P9"/>
      <text:p text:style-name="P8">Скопируйте его в каталог вашего проекта.</text:p>
      <text:p text:style-name="P8"/>
      <text:p text:style-name="P8">Теперь создайте файл с именем mysite_nginx.conf в каталоге /etc/nginx/sites-available/ и поместите в него следующее:</text:p>
      <text:p text:style-name="P11"># mysite_nginx.conf</text:p>
      <text:p text:style-name="P11"/>
      <text:p text:style-name="P11"># the upstream component nginx needs to connect to</text:p>
      <text:p text:style-name="P11">upstream django {</text:p>
      <text:p text:style-name="P6"><text:span text:style-name="T8"><text:s text:c="4"/>server unix:///home/</text:span><text:span text:style-name="T11">user</text:span><text:span text:style-name="T8">/uwsgi-tutorial/mysite/mysite.sock; # for a file socket</text:span></text:p>
      <text:p text:style-name="P11"><text:s text:c="4"/># server 127.0.0.1:8001; # for a web port socket (we'll use this first)</text:p>
      <text:p text:style-name="P6"><text:span text:style-name="T8"><text:s text:c="4"/># server unix:///home/</text:span><text:span text:style-name="T11">user</text:span><text:span text:style-name="T8">/uwsgi-tutorial/mysite/mysite.sock; # for a file socket</text:span></text:p>
      <text:p text:style-name="P11">}</text:p>
      <text:p text:style-name="P11"/>
      <text:p text:style-name="P11"># configuration of the server</text:p>
      <text:p text:style-name="P11">server {</text:p>
      <text:p text:style-name="P11"><text:s text:c="4"/># the port your site will be served on</text:p>
      <text:p text:style-name="P11"><text:s text:c="4"/>listen <text:s text:c="5"/>8000;</text:p>
      <text:p text:style-name="P11"><text:s text:c="4"/># the domain name it will serve for</text:p>
      <text:p text:style-name="P11"><text:s text:c="4"/>server_name 172.20.10.9;</text:p>
      <text:p text:style-name="P11"><text:s text:c="4"/># server_name 127.0.0.1; # substitute your machine's IP address or FQDN</text:p>
      <text:p text:style-name="P11"><text:s text:c="4"/>charset <text:s text:c="4"/>utf-8;</text:p>
      <text:p text:style-name="P11"/>
      <text:p text:style-name="P11"><text:s text:c="4"/># max upload size</text:p>
      <text:p text:style-name="P11"><text:s text:c="4"/>client_max_body_size 75M; <text:s text:c="2"/># adjust to taste</text:p>
      <text:p text:style-name="P11"/>
      <text:p text:style-name="P11"><text:s text:c="4"/># Django media</text:p>
      <text:p text:style-name="P11"><text:s text:c="4"/>location /media <text:s/>{</text:p>
      <text:p text:style-name="P6"><text:span text:style-name="T8"><text:s text:c="8"/>alias /home/</text:span><text:span text:style-name="T11">user</text:span><text:span text:style-name="T8">/uwsgi-tutorial/mysite/media; <text:s/># your Django project's media files - amend as required</text:span></text:p>
      <text:p text:style-name="P11"><text:s text:c="4"/>}</text:p>
      <text:p text:style-name="P11"><text:soft-page-break/></text:p>
      <text:p text:style-name="P11"><text:s text:c="4"/>location /static {</text:p>
      <text:p text:style-name="P6"><text:span text:style-name="T8"><text:s text:c="8"/>alias /home/</text:span><text:span text:style-name="T11">user</text:span><text:span text:style-name="T8">/uwsgi-tutorial/mysite/static; # your Django project's static files - amend as required</text:span></text:p>
      <text:p text:style-name="P11"><text:s text:c="4"/>}</text:p>
      <text:p text:style-name="P11"/>
      <text:p text:style-name="P11"><text:s text:c="4"/># Finally, send all non-media requests to the Django server.</text:p>
      <text:p text:style-name="P11"><text:s text:c="4"/>location / {</text:p>
      <text:p text:style-name="P11"><text:s text:c="8"/>uwsgi_pass <text:s/>django;</text:p>
      <text:p text:style-name="P6"><text:span text:style-name="T8"><text:s text:c="8"/>include <text:s text:c="4"/>/home/</text:span><text:span text:style-name="T11">user</text:span><text:span text:style-name="T8">/uwsgi-tutorial/mysite/uwsgi_params; # the uwsgi_params file you installed</text:span></text:p>
      <text:p text:style-name="P11"><text:s text:c="4"/>}</text:p>
      <text:p text:style-name="P11">}</text:p>
      <text:p text:style-name="P11"/>
      <text:p text:style-name="P11"/>
      <text:p text:style-name="P12"><text:span text:style-name="T3">Создайте с</text:span>имвольная ссылк<text:span text:style-name="T3">у</text:span> на этот файл из /etc/nginx/sites-enabled, чтобы nginx мог его увидеть:</text:p>
      <text:p text:style-name="P1">sudo ln -s /etc/nginx/sites-available/mysite_nginx.conf /etc/nginx/sites-enabled/</text:p>
      <text:p text:style-name="P12"/>
      <text:p text:style-name="P12">Развертывание статических файлов</text:p>
      <text:p text:style-name="P12">Перед запуском nginx вы должны собрать все статические файлы Django в статической папке. Прежде всего вам нужно отредактировать mysite/settings.py, добавив:</text:p>
      <text:p text:style-name="P11">STATIC_ROOT = os.path.join(BASE_DIR, "static/")</text:p>
      <text:p text:style-name="P11"/>
      <text:p text:style-name="P12">а затем запустить</text:p>
      <text:p text:style-name="P1">python manage.py collectstatic</text:p>
      <text:p text:style-name="P19"/>
      <text:p text:style-name="P2">Запустим наше приложение Django:</text:p>
      <text:p text:style-name="P1">uwsgi --socket mysite.sock --module mysite.wsgi —chmod-socket<text:span text:style-name="T4">=</text:span><text:span text:style-name="T5">66</text:span><text:span text:style-name="T6">6</text:span></text:p>
      <text:p text:style-name="P1"><text:span text:style-name="T6"/></text:p>
      <text:p text:style-name="P2"><text:span text:style-name="T12">Возможно, вам также придется добавить своего пользователя в группу nginx (которая, вероятно, является www-data) или наоборот, чтобы nginx мог правильно читать и писать в ваш сокет.</text:span></text:p>
      <text:p text:style-name="P12"/>
      <text:p text:style-name="P12">Настройка uWSGI для работы с файлом .ini</text:p>
      <text:p text:style-name="P12">Мы можем поместить в файл те же параметры, которые мы использовали с uWSGI, а затем попросить uWSGI запустить с этим файлом. Это упрощает управление конфигурациями.</text:p>
      <text:p text:style-name="P12"/>
      <text:p text:style-name="P12">Создайте файл с именем `mysite_uwsgi.ini`:</text:p>
      <text:p text:style-name="P11"># mysite_uwsgi.ini file</text:p>
      <text:p text:style-name="P11">[uwsgi]</text:p>
      <text:p text:style-name="P11"/>
      <text:p text:style-name="P11"># Django-related settings</text:p>
      <text:p text:style-name="P11"># the base directory (full path)</text:p>
      <text:p text:style-name="P6"><text:span text:style-name="T8">chdir <text:s text:c="10"/>= /home/</text:span><text:span text:style-name="T10">user</text:span><text:span text:style-name="T8">/uwsgi-tutorial/mysite</text:span></text:p>
      <text:p text:style-name="P11"># Django's wsgi file</text:p>
      <text:p text:style-name="P11">module <text:s text:c="9"/>= mysite.wsgi</text:p>
      <text:p text:style-name="P11"># the virtualenv (full path)</text:p>
      <text:p text:style-name="P6"><text:span text:style-name="T8">home <text:s text:c="11"/>= /home/</text:span><text:span text:style-name="T10">user</text:span><text:span text:style-name="T8">/uwsgi-tutorial</text:span></text:p>
      <text:p text:style-name="P11"/>
      <text:p text:style-name="P11"># process-related settings</text:p>
      <text:p text:style-name="P11"># master</text:p>
      <text:p text:style-name="P11">master <text:s text:c="9"/>= true</text:p>
      <text:p text:style-name="P11"># maximum number of worker processes</text:p>
      <text:p text:style-name="P11">processes <text:s text:c="6"/>= 10</text:p>
      <text:p text:style-name="P11"># the socket (use the full path to be safe</text:p>
      <text:p text:style-name="P6"><text:span text:style-name="T8">socket <text:s text:c="9"/>= /home/</text:span><text:span text:style-name="T10">user</text:span><text:span text:style-name="T8">/uwsgi-tutorial/mysite/mysite.sock</text:span></text:p>
      <text:p text:style-name="P11"># ... with appropriate permissions - may be needed</text:p>
      <text:p text:style-name="P11">chmod-socket <text:s text:c="3"/>= 666</text:p>
      <text:p text:style-name="P11"># clear environment on exit</text:p>
      <text:p text:style-name="P11">vacuum <text:s text:c="9"/>= true</text:p>
      <text:p text:style-name="P13"><text:soft-page-break/><text:span text:style-name="T13">Примечания:</text:span></text:p>
      <text:p text:style-name="P16">Просмотр логов ошибок nginx:</text:p>
      <text:p text:style-name="P16">tail -n 3 /var/log/nginx/error.log</text:p>
      <text:p text:style-name="P12"/>
      <text:p text:style-name="P14">Ссылки:</text:p>
      <text:list xml:id="list1396643019" text:style-name="L1">
        <text:list-item>
          <text:p text:style-name="P15"><text:a xlink:type="simple" xlink:href="https://uwsgi-docs.readthedocs.io/en/latest/tutorials/Django_and_nginx.html" text:style-name="Internet_20_link" text:visited-style-name="Visited_20_Internet_20_Link">https://uwsgi-docs.readthedocs.io/en/latest/tutorials/Django_and_nginx.html</text:a></text:p>
        </text:list-item>
        <text:list-item>
          <text:p text:style-name="P15"><text:a xlink:type="simple" xlink:href="https://www.digitalocean.com/community/tutorials/nginx-ubuntu-18-04-ru" text:style-name="Internet_20_link" text:visited-style-name="Visited_20_Internet_20_Link">https://www.digitalocean.com/community/tutorials/nginx-ubuntu-18-04-ru</text:a></text:p>
        </text:list-item>
      </text:list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proxima-nova, 'Helvetica Neue', Arial, sans-serif"/>
    <style:font-face style:name="Lohit Devanagari1" svg:font-family="'Lohit Devanagari'"/>
    <style:font-face style:name="Roboto Slab" svg:font-family="'Roboto Slab', ff-tisa-web-pro, Georgia, Arial, sans-serif"/>
    <style:font-face style:name="SFMono-Regular" svg:font-family="SFMono-Regular, Consolas, 'Liberation Mono', Menlo, monospace"/>
    <style:font-face style:name="SFMono-Regular1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4:35:26.883246464</meta:creation-date>
    <dc:date>2021-01-10T16:08:57.211645566</dc:date>
    <meta:editing-duration>PT1H23M13S</meta:editing-duration>
    <meta:editing-cycles>15</meta:editing-cycles>
    <meta:generator>LibreOffice/6.4.6.2$Linux_X86_64 LibreOffice_project/40$Build-2</meta:generator>
    <meta:document-statistic meta:table-count="0" meta:image-count="0" meta:object-count="0" meta:page-count="3" meta:paragraph-count="88" meta:word-count="465" meta:character-count="3711" meta:non-whitespace-character-count="3143"/>
  </office:meta>
</office:document-meta>
</file>